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6pt" style:font-size-asian="16pt" style:font-size-complex="16pt"/>
    </style:style>
    <style:style style:name="P2" style:parent-style-name="ListParagraph" style:list-style-name="LFO1" style:family="paragraph"/>
    <style:style style:name="T3" style:parent-style-name="DefaultParagraphFont" style:family="text">
      <style:text-properties fo:font-size="12pt" style:font-size-asian="12pt" style:font-size-complex="16pt"/>
    </style:style>
    <style:style style:name="T4" style:parent-style-name="DefaultParagraphFont" style:family="text">
      <style:text-properties fo:font-size="12pt" style:font-size-asian="12pt" style:font-size-complex="16pt"/>
    </style:style>
    <style:style style:name="P5" style:parent-style-name="ListParagraph" style:list-style-name="LFO1" style:family="paragraph"/>
    <style:style style:name="T6" style:parent-style-name="DefaultParagraphFont" style:family="text">
      <style:text-properties fo:font-size="12pt" style:font-size-asian="12pt" style:font-size-complex="16pt"/>
    </style:style>
    <style:style style:name="P7" style:parent-style-name="ListParagraph" style:list-style-name="LFO1" style:family="paragraph"/>
    <style:style style:name="T8" style:parent-style-name="DefaultParagraphFont" style:family="text">
      <style:text-properties fo:font-size="12pt" style:font-size-asian="12pt" style:font-size-complex="16pt"/>
    </style:style>
    <style:style style:name="P9" style:parent-style-name="Normal" style:family="paragraph">
      <style:text-properties fo:font-weight="bold" style:font-weight-asian="bold" fo:font-size="12pt" style:font-size-asian="12pt" style:font-size-complex="16pt"/>
    </style:style>
    <style:style style:name="P10" style:parent-style-name="ListParagraph" style:list-style-name="LFO2" style:family="paragraph">
      <style:text-properties fo:font-size="12pt" style:font-size-asian="12pt" style:font-size-complex="16pt"/>
    </style:style>
    <style:style style:name="P11" style:parent-style-name="Normal" style:family="paragraph">
      <style:text-properties fo:font-weight="bold" style:font-weight-asian="bold" fo:font-size="12pt" style:font-size-asian="12pt" style:font-size-complex="16pt"/>
    </style:style>
    <style:style style:name="P12" style:parent-style-name="ListParagraph" style:list-style-name="LFO2" style:family="paragraph"/>
    <style:style style:name="T13" style:parent-style-name="DefaultParagraphFont" style:family="text">
      <style:text-properties fo:font-size="12pt" style:font-size-asian="12pt" style:font-size-complex="16pt"/>
    </style:style>
    <style:style style:name="T14" style:parent-style-name="DefaultParagraphFont" style:family="text">
      <style:text-properties fo:font-size="12pt" style:font-size-asian="12pt" style:font-size-complex="16pt"/>
    </style:style>
    <style:style style:name="P15" style:parent-style-name="ListParagraph" style:list-style-name="LFO2" style:family="paragraph"/>
    <style:style style:name="T16" style:parent-style-name="DefaultParagraphFont" style:family="text">
      <style:text-properties fo:font-size="12pt" style:font-size-asian="12pt" style:font-size-complex="16pt"/>
    </style:style>
    <style:style style:name="T17" style:parent-style-name="DefaultParagraphFont" style:family="text">
      <style:text-properties fo:font-weight="bold" style:font-weight-asian="bold" fo:font-size="12pt" style:font-size-asian="12pt" style:font-size-complex="16pt"/>
    </style:style>
    <style:style style:name="T18" style:parent-style-name="DefaultParagraphFont" style:family="text">
      <style:text-properties fo:font-size="12pt" style:font-size-asian="12pt" style:font-size-complex="16pt"/>
    </style:style>
    <style:style style:name="T19" style:parent-style-name="DefaultParagraphFont" style:family="text">
      <style:text-properties fo:font-size="12pt" style:font-size-asian="12pt" style:font-size-complex="16pt"/>
    </style:style>
    <style:style style:name="T20" style:parent-style-name="DefaultParagraphFont" style:family="text">
      <style:text-properties fo:font-size="12pt" style:font-size-asian="12pt" style:font-size-complex="16pt"/>
    </style:style>
    <style:style style:name="P21" style:parent-style-name="ListParagraph" style:list-style-name="LFO2" style:family="paragraph"/>
    <style:style style:name="T22" style:parent-style-name="DefaultParagraphFont" style:family="text">
      <style:text-properties fo:font-size="12pt" style:font-size-asian="12pt" style:font-size-complex="16pt"/>
    </style:style>
    <style:style style:name="P23" style:parent-style-name="ListParagraph" style:list-style-name="LFO2" style:family="paragraph"/>
    <style:style style:name="T24" style:parent-style-name="DefaultParagraphFont" style:family="text">
      <style:text-properties fo:font-size="12pt" style:font-size-asian="12pt" style:font-size-complex="16pt"/>
    </style:style>
    <style:style style:name="P25" style:parent-style-name="ListParagraph" style:list-style-name="LFO2" style:family="paragraph"/>
    <style:style style:name="T26" style:parent-style-name="DefaultParagraphFont" style:family="text">
      <style:text-properties fo:font-size="12pt" style:font-size-asian="12pt" style:font-size-complex="16pt"/>
    </style:style>
    <style:style style:name="P27" style:parent-style-name="ListParagraph" style:list-style-name="LFO2" style:family="paragraph"/>
    <style:style style:name="T28" style:parent-style-name="DefaultParagraphFont" style:family="text">
      <style:text-properties fo:font-size="12pt" style:font-size-asian="12pt" style:font-size-complex="16pt"/>
    </style:style>
    <style:style style:name="T29" style:parent-style-name="DefaultParagraphFont" style:family="text">
      <style:text-properties fo:font-size="12pt" style:font-size-asian="12pt" style:font-size-complex="16pt"/>
    </style:style>
    <style:style style:name="P30" style:parent-style-name="ListParagraph" style:list-style-name="LFO2" style:family="paragraph"/>
    <style:style style:name="T31" style:parent-style-name="DefaultParagraphFont" style:family="text">
      <style:text-properties fo:font-size="12pt" style:font-size-asian="12pt" style:font-size-complex="16pt"/>
    </style:style>
    <style:style style:name="P32" style:parent-style-name="Normal" style:family="paragraph">
      <style:text-properties fo:font-weight="bold" style:font-weight-asian="bold" fo:font-size="12pt" style:font-size-asian="12pt" style:font-size-complex="16pt"/>
    </style:style>
    <style:style style:name="P33" style:parent-style-name="ListParagraph" style:list-style-name="LFO3" style:family="paragraph">
      <style:text-properties fo:font-size="12pt" style:font-size-asian="12pt" style:font-size-complex="16pt"/>
    </style:style>
    <style:style style:name="P34" style:parent-style-name="ListParagraph" style:list-style-name="LFO3" style:family="paragraph">
      <style:text-properties fo:font-size="12pt" style:font-size-asian="12pt" style:font-size-complex="16pt"/>
    </style:style>
    <style:style style:name="P35" style:parent-style-name="ListParagraph" style:list-style-name="LFO3" style:family="paragraph">
      <style:text-properties fo:font-size="12pt" style:font-size-asian="12pt" style:font-size-complex="16pt"/>
    </style:style>
    <style:style style:name="P36" style:parent-style-name="ListParagraph" style:list-style-name="LFO3" style:family="paragraph">
      <style:text-properties fo:font-size="12pt" style:font-size-asian="12pt" style:font-size-complex="16pt"/>
    </style:style>
    <style:style style:name="P37" style:parent-style-name="ListParagraph" style:list-style-name="LFO3" style:family="paragraph"/>
    <style:style style:name="T38" style:parent-style-name="DefaultParagraphFont" style:family="text">
      <style:text-properties fo:font-weight="bold" style:font-weight-asian="bold" fo:font-size="12pt" style:font-size-asian="12pt" style:font-size-complex="16pt"/>
    </style:style>
    <style:style style:name="T39" style:parent-style-name="DefaultParagraphFont" style:family="text">
      <style:text-properties fo:font-size="12pt" style:font-size-asian="12pt" style:font-size-complex="16pt"/>
    </style:style>
    <style:style style:name="T40" style:parent-style-name="DefaultParagraphFont" style:family="text">
      <style:text-properties fo:font-size="12pt" style:font-size-asian="12pt" style:font-size-complex="16pt"/>
    </style:style>
    <style:style style:name="P41" style:parent-style-name="ListParagraph" style:list-style-name="LFO3" style:family="paragraph"/>
    <style:style style:name="T42" style:parent-style-name="DefaultParagraphFont" style:family="text">
      <style:text-properties fo:font-weight="bold" style:font-weight-asian="bold" fo:font-size="12pt" style:font-size-asian="12pt" style:font-size-complex="16pt"/>
    </style:style>
    <style:style style:name="T43" style:parent-style-name="DefaultParagraphFont" style:family="text">
      <style:text-properties fo:font-size="12pt" style:font-size-asian="12pt" style:font-size-complex="16pt"/>
    </style:style>
    <style:style style:name="P44" style:parent-style-name="ListParagraph" style:list-style-name="LFO3" style:family="paragraph"/>
    <style:style style:name="T45" style:parent-style-name="DefaultParagraphFont" style:family="text">
      <style:text-properties fo:font-weight="bold" style:font-weight-asian="bold" fo:font-size="12pt" style:font-size-asian="12pt" style:font-size-complex="16pt"/>
    </style:style>
    <style:style style:name="T46" style:parent-style-name="DefaultParagraphFont" style:family="text">
      <style:text-properties fo:font-size="12pt" style:font-size-asian="12pt" style:font-size-complex="16pt"/>
    </style:style>
    <style:style style:name="T47" style:parent-style-name="DefaultParagraphFont" style:family="text">
      <style:text-properties fo:font-size="12pt" style:font-size-asian="12pt" style:font-size-complex="16pt"/>
    </style:style>
    <style:style style:name="P48" style:parent-style-name="ListParagraph" style:list-style-name="LFO3" style:family="paragraph"/>
    <style:style style:name="T49" style:parent-style-name="DefaultParagraphFont" style:family="text">
      <style:text-properties fo:font-weight="bold" style:font-weight-asian="bold" fo:font-size="12pt" style:font-size-asian="12pt" style:font-size-complex="16pt"/>
    </style:style>
    <style:style style:name="T50" style:parent-style-name="DefaultParagraphFont" style:family="text">
      <style:text-properties fo:font-size="12pt" style:font-size-asian="12pt" style:font-size-complex="16pt"/>
    </style:style>
    <style:style style:name="T51" style:parent-style-name="DefaultParagraphFont" style:family="text">
      <style:text-properties fo:font-size="12pt" style:font-size-asian="12pt" style:font-size-complex="16pt"/>
    </style:style>
    <style:style style:name="P52" style:parent-style-name="ListParagraph" style:list-style-name="LFO3" style:family="paragraph"/>
    <style:style style:name="T53" style:parent-style-name="DefaultParagraphFont" style:family="text">
      <style:text-properties fo:font-weight="bold" style:font-weight-asian="bold" fo:font-size="12pt" style:font-size-asian="12pt" style:font-size-complex="16pt"/>
    </style:style>
    <style:style style:name="T54" style:parent-style-name="DefaultParagraphFont" style:family="text">
      <style:text-properties fo:font-size="12pt" style:font-size-asian="12pt" style:font-size-complex="16pt"/>
    </style:style>
    <style:style style:name="P55" style:parent-style-name="ListParagraph" style:list-style-name="LFO3" style:family="paragraph">
      <style:text-properties fo:font-size="12pt" style:font-size-asian="12pt" style:font-size-complex="16pt"/>
    </style:style>
    <style:style style:name="P56" style:parent-style-name="ListParagraph" style:list-style-name="LFO3" style:family="paragraph">
      <style:text-properties fo:font-size="12pt" style:font-size-asian="12pt" style:font-size-complex="16pt"/>
    </style:style>
    <style:style style:name="P57" style:parent-style-name="ListParagraph" style:list-style-name="LFO3" style:family="paragraph">
      <style:text-properties fo:font-size="12pt" style:font-size-asian="12pt" style:font-size-complex="16pt"/>
    </style:style>
    <style:style style:name="P58" style:parent-style-name="Normal" style:family="paragraph">
      <style:text-properties fo:font-weight="bold" style:font-weight-asian="bold" fo:font-size="12pt" style:font-size-asian="12pt" style:font-size-complex="16pt"/>
    </style:style>
    <style:style style:name="P59" style:parent-style-name="ListParagraph" style:list-style-name="LFO4" style:family="paragraph">
      <style:text-properties fo:font-size="12pt" style:font-size-asian="12pt" style:font-size-complex="16pt"/>
    </style:style>
    <style:style style:name="P60" style:parent-style-name="ListParagraph" style:list-style-name="LFO4" style:family="paragraph">
      <style:text-properties fo:font-size="12pt" style:font-size-asian="12pt" style:font-size-complex="16pt"/>
    </style:style>
    <style:style style:name="P61" style:parent-style-name="ListParagraph" style:list-style-name="LFO4" style:family="paragraph">
      <style:text-properties fo:font-size="12pt" style:font-size-asian="12pt" style:font-size-complex="16pt"/>
    </style:style>
    <style:style style:name="P62" style:parent-style-name="ListParagraph" style:list-style-name="LFO4" style:family="paragraph">
      <style:text-properties fo:font-size="12pt" style:font-size-asian="12pt" style:font-size-complex="16pt"/>
    </style:style>
    <style:style style:name="P63" style:parent-style-name="Normal" style:family="paragraph">
      <style:text-properties fo:font-weight="bold" style:font-weight-asian="bold" fo:font-size="12pt" style:font-size-asian="12pt" style:font-size-complex="16pt"/>
    </style:style>
    <style:style style:name="P64" style:parent-style-name="ListParagraph" style:list-style-name="LFO5" style:family="paragraph">
      <style:text-properties fo:font-size="12pt" style:font-size-asian="12pt" style:font-size-complex="16pt"/>
    </style:style>
    <style:style style:name="P65" style:parent-style-name="ListParagraph" style:list-style-name="LFO5" style:family="paragraph">
      <style:text-properties fo:font-size="12pt" style:font-size-asian="12pt" style:font-size-complex="16pt"/>
    </style:style>
    <style:style style:name="P66" style:parent-style-name="ListParagraph" style:list-style-name="LFO5" style:family="paragraph">
      <style:text-properties fo:font-size="12pt" style:font-size-asian="12pt" style:font-size-complex="16pt"/>
    </style:style>
    <style:style style:name="P67" style:parent-style-name="ListParagraph" style:list-style-name="LFO5" style:family="paragraph">
      <style:text-properties fo:font-size="12pt" style:font-size-asian="12pt" style:font-size-complex="16pt"/>
    </style:style>
    <style:style style:name="P68" style:parent-style-name="ListParagraph" style:list-style-name="LFO5" style:family="paragraph">
      <style:text-properties fo:font-size="12pt" style:font-size-asian="12pt" style:font-size-complex="16pt"/>
    </style:style>
    <style:style style:name="P69" style:parent-style-name="Normal" style:family="paragraph">
      <style:text-properties fo:font-weight="bold" style:font-weight-asian="bold" fo:font-size="12pt" style:font-size-asian="12pt" style:font-size-complex="16pt"/>
    </style:style>
    <style:style style:name="P70" style:parent-style-name="ListParagraph" style:list-style-name="LFO6" style:family="paragraph">
      <style:text-properties fo:font-size="12pt" style:font-size-asian="12pt" style:font-size-complex="16pt"/>
    </style:style>
    <style:style style:name="P71" style:parent-style-name="ListParagraph" style:list-style-name="LFO6" style:family="paragraph">
      <style:text-properties fo:font-size="12pt" style:font-size-asian="12pt" style:font-size-complex="16pt"/>
    </style:style>
    <style:style style:name="P72" style:parent-style-name="ListParagraph" style:list-style-name="LFO6" style:family="paragraph">
      <style:text-properties fo:font-size="12pt" style:font-size-asian="12pt" style:font-size-complex="16pt"/>
    </style:style>
    <style:style style:name="P73" style:parent-style-name="ListParagraph" style:list-style-name="LFO6" style:family="paragraph">
      <style:text-properties fo:font-size="12pt" style:font-size-asian="12pt" style:font-size-complex="16pt"/>
    </style:style>
    <style:style style:name="P74" style:parent-style-name="ListParagraph" style:list-style-name="LFO6" style:family="paragraph">
      <style:text-properties fo:font-size="12pt" style:font-size-asian="12pt" style:font-size-complex="16pt"/>
    </style:style>
    <style:style style:name="P75" style:parent-style-name="ListParagraph" style:list-style-name="LFO6" style:family="paragraph">
      <style:text-properties fo:font-size="12pt" style:font-size-asian="12pt" style:font-size-complex="16pt"/>
    </style:style>
    <style:style style:name="P76" style:parent-style-name="ListParagraph" style:list-style-name="LFO6" style:family="paragraph">
      <style:text-properties fo:font-size="12pt" style:font-size-asian="12pt" style:font-size-complex="16pt"/>
    </style:style>
    <style:style style:name="P77" style:parent-style-name="ListParagraph" style:list-style-name="LFO6" style:family="paragraph">
      <style:text-properties fo:font-size="12pt" style:font-size-asian="12pt" style:font-size-complex="16pt"/>
    </style:style>
    <style:style style:name="P78" style:parent-style-name="ListParagraph" style:list-style-name="LFO6" style:family="paragraph">
      <style:text-properties fo:font-size="12pt" style:font-size-asian="12pt" style:font-size-complex="16pt"/>
    </style:style>
    <style:style style:name="P79" style:parent-style-name="ListParagraph" style:list-style-name="LFO6" style:family="paragraph">
      <style:text-properties fo:font-size="12pt" style:font-size-asian="12pt" style:font-size-complex="16pt"/>
    </style:style>
    <style:style style:name="P80" style:parent-style-name="ListParagraph" style:list-style-name="LFO6" style:family="paragraph">
      <style:text-properties fo:font-size="12pt" style:font-size-asian="12pt" style:font-size-complex="16pt"/>
    </style:style>
    <style:style style:name="P81" style:parent-style-name="ListParagraph" style:list-style-name="LFO6" style:family="paragraph">
      <style:text-properties fo:font-size="12pt" style:font-size-asian="12pt" style:font-size-complex="16pt"/>
    </style:style>
    <style:style style:name="P82" style:parent-style-name="ListParagraph" style:list-style-name="LFO6" style:family="paragraph">
      <style:text-properties fo:font-size="12pt" style:font-size-asian="12pt" style:font-size-complex="16pt"/>
    </style:style>
    <style:style style:name="P83" style:parent-style-name="ListParagraph" style:list-style-name="LFO6" style:family="paragraph">
      <style:text-properties fo:font-size="12pt" style:font-size-asian="12pt" style:font-size-complex="16pt"/>
    </style:style>
    <style:style style:name="P84" style:parent-style-name="ListParagraph" style:list-style-name="LFO6" style:family="paragraph">
      <style:text-properties fo:font-size="12pt" style:font-size-asian="12pt" style:font-size-complex="16pt"/>
    </style:style>
    <style:style style:name="P85" style:parent-style-name="Normal" style:family="paragraph">
      <style:text-properties fo:font-weight="bold" style:font-weight-asian="bold" fo:font-size="12pt" style:font-size-asian="12pt" style:font-size-complex="16pt"/>
    </style:style>
    <style:style style:name="P86" style:parent-style-name="ListParagraph" style:list-style-name="LFO7" style:family="paragraph">
      <style:text-properties fo:font-size="12pt" style:font-size-asian="12pt" style:font-size-complex="16pt"/>
    </style:style>
    <style:style style:name="P87" style:parent-style-name="ListParagraph" style:list-style-name="LFO7" style:family="paragraph">
      <style:text-properties fo:font-size="12pt" style:font-size-asian="12pt" style:font-size-complex="16pt"/>
    </style:style>
    <style:style style:name="P88" style:parent-style-name="Normal" style:family="paragraph">
      <style:text-properties fo:font-weight="bold" style:font-weight-asian="bold" fo:font-size="12pt" style:font-size-asian="12pt" style:font-size-complex="16pt"/>
    </style:style>
    <style:style style:name="P89" style:parent-style-name="ListParagraph" style:list-style-name="LFO8" style:family="paragraph">
      <style:text-properties fo:font-size="12pt" style:font-size-asian="12pt" style:font-size-complex="16pt"/>
    </style:style>
    <style:style style:name="P90" style:parent-style-name="ListParagraph" style:list-style-name="LFO8" style:family="paragraph">
      <style:text-properties fo:font-size="12pt" style:font-size-asian="12pt" style:font-size-complex="16pt"/>
    </style:style>
    <style:style style:name="P91" style:parent-style-name="ListParagraph" style:list-style-name="LFO8" style:family="paragraph">
      <style:text-properties fo:font-size="12pt" style:font-size-asian="12pt" style:font-size-complex="16pt"/>
    </style:style>
    <style:style style:name="P92" style:parent-style-name="ListParagraph" style:list-style-name="LFO8" style:family="paragraph">
      <style:text-properties fo:font-size="12pt" style:font-size-asian="12pt" style:font-size-complex="16pt"/>
    </style:style>
    <style:style style:name="P93" style:parent-style-name="ListParagraph" style:list-style-name="LFO8" style:family="paragraph">
      <style:text-properties fo:font-size="12pt" style:font-size-asian="12pt" style:font-size-complex="16pt"/>
    </style:style>
    <style:style style:name="P94" style:parent-style-name="ListParagraph" style:list-style-name="LFO8" style:family="paragraph">
      <style:text-properties fo:font-size="12pt" style:font-size-asian="12pt" style:font-size-complex="16pt"/>
    </style:style>
    <style:style style:name="P95" style:parent-style-name="ListParagraph" style:list-style-name="LFO8" style:family="paragraph">
      <style:text-properties fo:font-size="12pt" style:font-size-asian="12pt" style:font-size-complex="16pt"/>
    </style:style>
    <style:style style:name="P96" style:parent-style-name="ListParagraph" style:list-style-name="LFO8" style:family="paragraph">
      <style:text-properties fo:font-size="12pt" style:font-size-asian="12pt" style:font-size-complex="16pt"/>
    </style:style>
    <style:style style:name="P97" style:parent-style-name="ListParagraph" style:list-style-name="LFO8" style:family="paragraph">
      <style:text-properties fo:font-size="12pt" style:font-size-asian="12pt" style:font-size-complex="16pt"/>
    </style:style>
    <style:style style:name="P98" style:parent-style-name="ListParagraph" style:list-style-name="LFO8" style:family="paragraph">
      <style:text-properties fo:font-size="12pt" style:font-size-asian="12pt" style:font-size-complex="16pt"/>
    </style:style>
    <style:style style:name="P99" style:parent-style-name="Normal" style:family="paragraph">
      <style:text-properties fo:font-weight="bold" style:font-weight-asian="bold" fo:font-size="12pt" style:font-size-asian="12pt" style:font-size-complex="16pt"/>
    </style:style>
    <style:style style:name="P100" style:parent-style-name="ListParagraph" style:list-style-name="LFO9" style:family="paragraph">
      <style:text-properties fo:font-size="12pt" style:font-size-asian="12pt" style:font-size-complex="16pt"/>
    </style:style>
    <style:style style:name="P101" style:parent-style-name="ListParagraph" style:list-style-name="LFO9" style:family="paragraph">
      <style:text-properties fo:font-size="12pt" style:font-size-asian="12pt" style:font-size-complex="16pt"/>
    </style:style>
    <style:style style:name="P102" style:parent-style-name="ListParagraph" style:list-style-name="LFO9" style:family="paragraph">
      <style:text-properties fo:font-size="12pt" style:font-size-asian="12pt" style:font-size-complex="16pt"/>
    </style:style>
    <style:style style:name="P103" style:parent-style-name="ListParagraph" style:list-style-name="LFO9" style:family="paragraph">
      <style:text-properties fo:font-size="12pt" style:font-size-asian="12pt" style:font-size-complex="16pt"/>
    </style:style>
    <style:style style:name="P104" style:parent-style-name="ListParagraph" style:list-style-name="LFO9" style:family="paragraph">
      <style:text-properties fo:font-size="12pt" style:font-size-asian="12pt" style:font-size-complex="16pt"/>
    </style:style>
    <style:style style:name="P105" style:parent-style-name="ListParagraph" style:list-style-name="LFO9" style:family="paragraph">
      <style:text-properties fo:font-size="12pt" style:font-size-asian="12pt" style:font-size-complex="16pt"/>
    </style:style>
    <style:style style:name="P106" style:parent-style-name="ListParagraph" style:list-style-name="LFO9" style:family="paragraph">
      <style:text-properties fo:font-size="12pt" style:font-size-asian="12pt" style:font-size-complex="16pt"/>
    </style:style>
    <style:style style:name="P107" style:parent-style-name="ListParagraph" style:list-style-name="LFO9" style:family="paragraph">
      <style:text-properties fo:font-size="12pt" style:font-size-asian="12pt" style:font-size-complex="16pt"/>
    </style:style>
    <style:style style:name="P108" style:parent-style-name="ListParagraph" style:list-style-name="LFO9" style:family="paragraph">
      <style:text-properties fo:font-size="12pt" style:font-size-asian="12pt" style:font-size-complex="16pt"/>
    </style:style>
    <style:style style:name="P109" style:parent-style-name="ListParagraph" style:list-style-name="LFO9" style:family="paragraph">
      <style:text-properties fo:font-size="12pt" style:font-size-asian="12pt" style:font-size-complex="16pt"/>
    </style:style>
    <style:style style:name="P110" style:parent-style-name="ListParagraph" style:list-style-name="LFO9" style:family="paragraph">
      <style:text-properties fo:font-size="12pt" style:font-size-asian="12pt" style:font-size-complex="16pt"/>
    </style:style>
    <style:style style:name="P111" style:parent-style-name="Normal" style:family="paragraph">
      <style:text-properties fo:font-weight="bold" style:font-weight-asian="bold" fo:font-size="12pt" style:font-size-asian="12pt" style:font-size-complex="16pt"/>
    </style:style>
    <style:style style:name="P112" style:parent-style-name="ListParagraph" style:list-style-name="LFO10" style:family="paragraph">
      <style:text-properties fo:font-size="12pt" style:font-size-asian="12pt" style:font-size-complex="16pt"/>
    </style:style>
    <style:style style:name="P113" style:parent-style-name="ListParagraph" style:list-style-name="LFO10" style:family="paragraph">
      <style:text-properties fo:font-size="12pt" style:font-size-asian="12pt" style:font-size-complex="16pt"/>
    </style:style>
    <style:style style:name="P114" style:parent-style-name="Normal" style:family="paragraph">
      <style:text-properties fo:font-weight="bold" style:font-weight-asian="bold" fo:font-size="12pt" style:font-size-asian="12pt" style:font-size-complex="16pt"/>
    </style:style>
    <style:style style:name="P115" style:parent-style-name="ListParagraph" style:list-style-name="LFO11" style:family="paragraph">
      <style:text-properties fo:font-size="12pt" style:font-size-asian="12pt" style:font-size-complex="16pt"/>
    </style:style>
    <style:style style:name="P116" style:parent-style-name="ListParagraph" style:list-style-name="LFO11" style:family="paragraph">
      <style:text-properties fo:font-size="12pt" style:font-size-asian="12pt" style:font-size-complex="16pt"/>
    </style:style>
    <style:style style:name="P117" style:parent-style-name="ListParagraph" style:list-style-name="LFO11" style:family="paragraph">
      <style:text-properties fo:font-size="12pt" style:font-size-asian="12pt" style:font-size-complex="16pt"/>
    </style:style>
    <style:style style:name="P118" style:parent-style-name="ListParagraph" style:list-style-name="LFO11" style:family="paragraph">
      <style:text-properties fo:font-size="12pt" style:font-size-asian="12pt" style:font-size-complex="16pt"/>
    </style:style>
    <style:style style:name="P119" style:parent-style-name="Normal" style:family="paragraph">
      <style:text-properties fo:font-weight="bold" style:font-weight-asian="bold" fo:font-size="12pt" style:font-size-asian="12pt" style:font-size-complex="16pt"/>
    </style:style>
    <style:style style:name="P120" style:parent-style-name="ListParagraph" style:list-style-name="LFO12" style:family="paragraph">
      <style:text-properties fo:font-size="12pt" style:font-size-asian="12pt" style:font-size-complex="16pt"/>
    </style:style>
    <style:style style:name="P121" style:parent-style-name="ListParagraph" style:list-style-name="LFO12" style:family="paragraph">
      <style:text-properties fo:font-size="12pt" style:font-size-asian="12pt" style:font-size-complex="16pt"/>
    </style:style>
    <style:style style:name="P122" style:parent-style-name="ListParagraph" style:list-style-name="LFO12" style:family="paragraph">
      <style:text-properties fo:font-size="12pt" style:font-size-asian="12pt" style:font-size-complex="16pt"/>
    </style:style>
    <style:style style:name="P123" style:parent-style-name="ListParagraph" style:list-style-name="LFO12" style:family="paragraph">
      <style:text-properties fo:font-size="12pt" style:font-size-asian="12pt" style:font-size-complex="16pt"/>
    </style:style>
    <style:style style:name="P124" style:parent-style-name="ListParagraph" style:list-style-name="LFO12" style:family="paragraph">
      <style:text-properties fo:font-size="12pt" style:font-size-asian="12pt" style:font-size-complex="16pt"/>
    </style:style>
    <style:style style:name="P125" style:parent-style-name="Normal" style:family="paragraph">
      <style:text-properties fo:font-weight="bold" style:font-weight-asian="bold" fo:font-size="12pt" style:font-size-asian="12pt" style:font-size-complex="16pt"/>
    </style:style>
    <style:style style:name="P126" style:parent-style-name="ListParagraph" style:list-style-name="LFO13" style:family="paragraph">
      <style:text-properties fo:font-size="12pt" style:font-size-asian="12pt" style:font-size-complex="16pt"/>
    </style:style>
    <style:style style:name="P127" style:parent-style-name="ListParagraph" style:list-style-name="LFO13" style:family="paragraph">
      <style:text-properties fo:font-size="12pt" style:font-size-asian="12pt" style:font-size-complex="16pt"/>
    </style:style>
    <style:style style:name="P128" style:parent-style-name="ListParagraph" style:list-style-name="LFO13" style:family="paragraph">
      <style:text-properties fo:font-size="12pt" style:font-size-asian="12pt" style:font-size-complex="16pt"/>
    </style:style>
    <style:style style:name="P129" style:parent-style-name="ListParagraph" style:list-style-name="LFO13" style:family="paragraph"/>
    <style:style style:name="T130" style:parent-style-name="DefaultParagraphFont" style:family="text">
      <style:text-properties fo:font-size="12pt" style:font-size-asian="12pt" style:font-size-complex="16pt"/>
    </style:style>
    <style:style style:name="T131" style:parent-style-name="DefaultParagraphFont" style:family="text">
      <style:text-properties fo:font-weight="bold" style:font-weight-asian="bold" fo:font-size="12pt" style:font-size-asian="12pt" style:font-size-complex="16pt"/>
    </style:style>
    <style:style style:name="T132" style:parent-style-name="DefaultParagraphFont" style:family="text">
      <style:text-properties fo:font-weight="bold" style:font-weight-asian="bold" fo:font-size="12pt" style:font-size-asian="12pt" style:font-size-complex="16pt"/>
    </style:style>
    <style:style style:name="T133" style:parent-style-name="DefaultParagraphFont" style:family="text">
      <style:text-properties fo:font-size="12pt" style:font-size-asian="12pt" style:font-size-complex="16pt"/>
    </style:style>
    <style:style style:name="T134" style:parent-style-name="DefaultParagraphFont" style:family="text">
      <style:text-properties fo:font-size="12pt" style:font-size-asian="12pt" style:font-size-complex="16pt"/>
    </style:style>
    <style:style style:name="P135" style:parent-style-name="ListParagraph" style:list-style-name="LFO13" style:family="paragraph"/>
    <style:style style:name="T136" style:parent-style-name="DefaultParagraphFont" style:family="text">
      <style:text-properties fo:font-weight="bold" style:font-weight-asian="bold" fo:font-size="12pt" style:font-size-asian="12pt" style:font-size-complex="16pt"/>
    </style:style>
    <style:style style:name="T137" style:parent-style-name="DefaultParagraphFont" style:family="text">
      <style:text-properties fo:font-size="12pt" style:font-size-asian="12pt" style:font-size-complex="16pt"/>
    </style:style>
    <style:style style:name="P138" style:parent-style-name="ListParagraph" style:list-style-name="LFO13" style:family="paragraph"/>
    <style:style style:name="T139" style:parent-style-name="DefaultParagraphFont" style:family="text">
      <style:text-properties fo:font-weight="bold" style:font-weight-asian="bold" fo:font-size="12pt" style:font-size-asian="12pt" style:font-size-complex="16pt"/>
    </style:style>
    <style:style style:name="T140" style:parent-style-name="DefaultParagraphFont" style:family="text">
      <style:text-properties fo:font-weight="bold" style:font-weight-asian="bold" fo:font-size="12pt" style:font-size-asian="12pt" style:font-size-complex="16pt"/>
    </style:style>
    <style:style style:name="T141" style:parent-style-name="DefaultParagraphFont" style:family="text">
      <style:text-properties fo:font-size="12pt" style:font-size-asian="12pt" style:font-size-complex="16pt"/>
    </style:style>
    <style:style style:name="P142" style:parent-style-name="ListParagraph" style:list-style-name="LFO13" style:family="paragraph"/>
    <style:style style:name="T143" style:parent-style-name="DefaultParagraphFont" style:family="text">
      <style:text-properties fo:font-weight="bold" style:font-weight-asian="bold" fo:font-size="12pt" style:font-size-asian="12pt" style:font-size-complex="16pt"/>
    </style:style>
    <style:style style:name="T144" style:parent-style-name="DefaultParagraphFont" style:family="text">
      <style:text-properties fo:font-size="12pt" style:font-size-asian="12pt" style:font-size-complex="16pt"/>
    </style:style>
    <style:style style:name="P145" style:parent-style-name="ListParagraph" style:list-style-name="LFO13" style:family="paragraph"/>
    <style:style style:name="T146" style:parent-style-name="DefaultParagraphFont" style:family="text">
      <style:text-properties fo:font-size="12pt" style:font-size-asian="12pt" style:font-size-complex="16pt"/>
    </style:style>
    <style:style style:name="P147" style:parent-style-name="ListParagraph" style:list-style-name="LFO13" style:family="paragraph"/>
    <style:style style:name="T148" style:parent-style-name="DefaultParagraphFont" style:family="text">
      <style:text-properties fo:font-size="12pt" style:font-size-asian="12pt" style:font-size-complex="16pt"/>
    </style:style>
    <style:style style:name="P149" style:parent-style-name="Normal" style:family="paragraph">
      <style:text-properties fo:font-weight="bold" style:font-weight-asian="bold" fo:font-size="12pt" style:font-size-asian="12pt" style:font-size-complex="16pt"/>
    </style:style>
    <style:style style:name="P150" style:parent-style-name="ListParagraph" style:list-style-name="LFO14" style:family="paragraph">
      <style:text-properties fo:font-size="12pt" style:font-size-asian="12pt" style:font-size-complex="16pt"/>
    </style:style>
    <style:style style:name="P151" style:parent-style-name="ListParagraph" style:list-style-name="LFO14" style:family="paragraph">
      <style:text-properties fo:font-size="12pt" style:font-size-asian="12pt" style:font-size-complex="16pt"/>
    </style:style>
    <style:style style:name="P152" style:parent-style-name="ListParagraph" style:list-style-name="LFO14" style:family="paragraph">
      <style:text-properties fo:font-size="12pt" style:font-size-asian="12pt" style:font-size-complex="16pt"/>
    </style:style>
    <style:style style:name="P153" style:parent-style-name="ListParagraph" style:list-style-name="LFO14" style:family="paragraph">
      <style:text-properties fo:font-size="12pt" style:font-size-asian="12pt" style:font-size-complex="16pt"/>
    </style:style>
    <style:style style:name="P154" style:parent-style-name="ListParagraph" style:list-style-name="LFO14" style:family="paragraph">
      <style:text-properties fo:font-size="12pt" style:font-size-asian="12pt" style:font-size-complex="16pt"/>
    </style:style>
    <style:style style:name="P155" style:parent-style-name="ListParagraph" style:list-style-name="LFO14" style:family="paragraph">
      <style:text-properties fo:font-size="12pt" style:font-size-asian="12pt" style:font-size-complex="16pt"/>
    </style:style>
    <style:style style:name="P156" style:parent-style-name="ListParagraph" style:list-style-name="LFO14" style:family="paragraph">
      <style:text-properties fo:font-size="12pt" style:font-size-asian="12pt" style:font-size-complex="16pt"/>
    </style:style>
    <style:style style:name="P157" style:parent-style-name="ListParagraph" style:list-style-name="LFO14" style:family="paragraph">
      <style:text-properties fo:font-size="12pt" style:font-size-asian="12pt" style:font-size-complex="16pt"/>
    </style:style>
    <style:style style:name="P158" style:parent-style-name="ListParagraph" style:list-style-name="LFO14" style:family="paragraph">
      <style:text-properties fo:font-size="12pt" style:font-size-asian="12pt" style:font-size-complex="16pt"/>
    </style:style>
    <style:style style:name="P159" style:parent-style-name="Normal" style:family="paragraph">
      <style:text-properties fo:font-weight="bold" style:font-weight-asian="bold" fo:font-size="12pt" style:font-size-asian="12pt" style:font-size-complex="16pt"/>
    </style:style>
    <style:style style:name="P160" style:parent-style-name="ListParagraph" style:list-style-name="LFO15" style:family="paragraph">
      <style:text-properties fo:font-size="12pt" style:font-size-asian="12pt" style:font-size-complex="16pt"/>
    </style:style>
    <style:style style:name="P161" style:parent-style-name="ListParagraph" style:list-style-name="LFO15" style:family="paragraph">
      <style:text-properties fo:font-size="12pt" style:font-size-asian="12pt" style:font-size-complex="16pt"/>
    </style:style>
    <style:style style:name="P162" style:parent-style-name="ListParagraph" style:list-style-name="LFO15" style:family="paragraph">
      <style:text-properties fo:font-size="12pt" style:font-size-asian="12pt" style:font-size-complex="16pt"/>
    </style:style>
    <style:style style:name="P163" style:parent-style-name="ListParagraph" style:list-style-name="LFO15" style:family="paragraph">
      <style:text-properties fo:font-size="12pt" style:font-size-asian="12pt" style:font-size-complex="16pt"/>
    </style:style>
    <style:style style:name="P164" style:parent-style-name="ListParagraph" style:list-style-name="LFO15" style:family="paragraph">
      <style:text-properties fo:font-size="12pt" style:font-size-asian="12pt" style:font-size-complex="16pt"/>
    </style:style>
    <style:style style:name="P165" style:parent-style-name="Normal" style:family="paragraph">
      <style:text-properties fo:font-size="12pt" style:font-size-asian="12pt" style:font-size-complex="16pt"/>
    </style:style>
  </office:automatic-styles>
  <office:body>
    <office:text text:use-soft-page-breaks="true">
      <text:p text:style-name="P1">Coming To A New Awarness of Organisation Culture PDF Journal Notes</text:p>
      <text:list text:style-name="LFO1" text:continue-numbering="true">
        <text:list-item>
          <text:p text:style-name="P2"><text:span text:style-name="T3">To decipher an org culture, you must dig below the orgs urface and uncover the basic underlying assumptions, which<text:s/></text:span><text:span text:style-name="T4">are the core of an orgs culture</text:span></text:p>
        </text:list-item>
        <text:list-item>
          <text:p text:style-name="P5"><text:span text:style-name="T6">Purpose of article is to define the concept of org culture in terms of a dynamic model of how culture is learned, passed on and changed</text:span></text:p>
        </text:list-item>
        <text:list-item>
          <text:p text:style-name="P7"><text:span text:style-name="T8">Org culture key to org excellence, critical to define the concept</text:span></text:p>
        </text:list-item>
      </text:list>
      <text:p text:style-name="P9">Organisation culture:<text:s/>a formal definition</text:p>
      <text:list text:style-name="LFO2" text:continue-numbering="true">
        <text:list-item>
          <text:p text:style-name="P10">Org culture is the pattern of basic assumptions that a given group has invented, discovered or developed in learning to cope with its problems of external adaptation and internal integration and that have worked well enough to be considered valud and to be taught to new members as the correct way to perceive, think and feel in relation to those problems</text:p>
        </text:list-item>
      </text:list>
      <text:p text:style-name="P11">1.Pattern of basic Assumptions</text:p>
      <text:list text:style-name="LFO2" text:continue-numbering="true">
        <text:list-item>
          <text:p text:style-name="P12"><text:span text:style-name="T13">Can be analysed on different levels, starting with the visible artifacts- the constructed inv of the org,</text:span><text:span text:style-name="T14"><text:s/>its arch, tech, office layout , manner of dress, visible or audible behaviour patterns and public documetns. <text:s/>Data easy to obtain but hard to interpret</text:span></text:p>
        </text:list-item>
        <text:list-item>
          <text:p text:style-name="P15"><text:span text:style-name="T16">Second level- values that govern behaviour</text:span><text:span text:style-name="T17">,</text:span><text:span text:style-name="T18"><text:s/>need to infer by interviewing key members. <text:s/>They represent<text:s/></text:span><text:span text:style-name="T19">accurately only the manifest or espoused values of a culture, that is they focus on what people say is the reason for their behaviour, what they ideally would like those reasons to be and what are often their rational for their behaviour, <text:s/>yet underlying r</text:span><text:span text:style-name="T20">eason for behaviour remains concealed or unconscious</text:span></text:p>
        </text:list-item>
        <text:list-item>
          <text:p text:style-name="P21"><text:span text:style-name="T22">must delve into underlying assumption</text:span></text:p>
        </text:list-item>
        <text:list-item>
          <text:p text:style-name="P23"><text:span text:style-name="T24">domain of vlue can be divide into<text:s/></text:span></text:p>
          <text:list text:continue-numbering="true">
            <text:list-item>
              <text:p text:style-name="P25"><text:span text:style-name="T26">ultimate, non debatable, taken for granted values, for which the term assumptions is more apporpriete</text:span></text:p>
            </text:list-item>
            <text:list-item>
              <text:p text:style-name="P27"><text:span text:style-name="T28">debatable, overt, espoused v</text:span><text:span text:style-name="T29">alues for which the term values is more applicable</text:span></text:p>
            </text:list-item>
          </text:list>
        </text:list-item>
        <text:list-item>
          <text:p text:style-name="P30"><text:span text:style-name="T31">certain cognitive processes are repaed and continue to work and they become unconscious, efforts of both insider and outsider to help uncover the assumptions</text:span></text:p>
        </text:list-item>
      </text:list>
      <text:p text:style-name="P32">Cultural Paradigms: A need for order and Consistency</text:p>
      <text:list text:style-name="LFO3" text:continue-numbering="true">
        <text:list-item>
          <text:p text:style-name="P33">assumptions become patterned into cultural paradigms which tie together the basic assumptions about humankind, nature and activites</text:p>
        </text:list-item>
        <text:list-item>
          <text:p text:style-name="P34">a cultural paradigm is a set of interrelated assumptions that form a coherent pattern.</text:p>
        </text:list-item>
        <text:list-item>
          <text:p text:style-name="P35">Not all assumptions are mutually compatible or consistent</text:p>
        </text:list-item>
        <text:list-item>
          <text:p text:style-name="P36">Basic underlying assumptions around which cultural paradigms form</text:p>
          <text:list text:continue-numbering="true">
            <text:list-item>
              <text:p text:style-name="P37"><text:span text:style-name="T38">Orgs relationship to its environment –<text:s/></text:span><text:span text:style-name="T39">whether the key members of the org view the relationship as one of dominace, submission, harmonising, finding an appropriate</text:span><text:span text:style-name="T40"><text:s/>niche and so on</text:span></text:p>
            </text:list-item>
            <text:list-item>
              <text:p text:style-name="P41"><text:span text:style-name="T42">Nature of reality and truth –<text:s/></text:span><text:span text:style-name="T43">what is real and fake, how truth is ultimatiely to be determined, and whether truth is reavelaed or discovered</text:span></text:p>
            </text:list-item>
            <text:list-item>
              <text:p text:style-name="P44"><text:span text:style-name="T45">Nature of Human Nature –<text:s/></text:span><text:span text:style-name="T46">what does it mean to be human and what attributes are considred intrinsic</text:span><text:span text:style-name="T47"><text:s/>or ultimate? <text:s/>Which is better theory x or y?</text:span></text:p>
            </text:list-item>
            <text:list-item>
              <text:p text:style-name="P48"><text:span text:style-name="T49">Nature of Human Activity -</text:span><text:span text:style-name="T50"><text:s text:c="2"/>what is the right thing for humans to do, on the basis of above assumptions about reality, env and human nature; to be active, passive, self-developmental, fatalistic or what? What i</text:span><text:span text:style-name="T51">s work and what is play</text:span></text:p>
            </text:list-item>
            <text:list-item>
              <text:p text:style-name="P52"><text:span text:style-name="T53">Nature of Human Relationships-</text:span><text:span text:style-name="T54"><text:s/>what is right way for people to relate to each other to distribute power and love? Is life cooperative or compaetitive, individualistic, group collaborative or communal etc</text:span></text:p>
            </text:list-item>
          </text:list>
        </text:list-item>
        <text:list-item>
          <text:p text:style-name="P55">Need a set of logical categories for studying assumptions, <text:s/>in applying these categories broadly to cultures kluckhohn and strodtbeck not that western culture tends to be orientated toward an active mastery of nature and is based on individualistic competive relationships</text:p>
        </text:list-item>
        <text:list-item>
          <text:p text:style-name="P56">In contrast<text:s/>eastern cultures are passively oriented toward nature, seek to harmonise with nature and with each other, view group as more important than individual , are present or past oriented, view space and resources as very limited, assume that human nature is bad but imporvable and see reality based ore on reavealed truth than on empirical experimentation.</text:p>
        </text:list-item>
        <text:list-item>
          <text:p text:style-name="P57">Org culture paradigms are adapted versions of broader cultural paradigms</text:p>
        </text:list-item>
      </text:list>
      <text:p text:style-name="P58">2. A Given Group</text:p>
      <text:list text:style-name="LFO4" text:continue-numbering="true">
        <text:list-item>
          <text:p text:style-name="P59">Cannot be a culture unless there is a group that owns it, culture is<text:s/>embedded in groups, hence the creating group must always be clearly idenfified.</text:p>
        </text:list-item>
        <text:list-item>
          <text:p text:style-name="P60">If we want to define group that is independently defined as the creator, host or owner of that culture</text:p>
        </text:list-item>
        <text:list-item>
          <text:p text:style-name="P61">A given group is a set of people who have been together long enough to have shared significant problems and who have had opportunities to solve these <text:s/>problems and to observe the effects of their solutions and who have taken in new member</text:p>
        </text:list-item>
        <text:list-item>
          <text:p text:style-name="P62">Pasasing on of soultions to new member is required</text:p>
        </text:list-item>
      </text:list>
      <text:p text:style-name="P63">The Strength of a Culture</text:p>
      <text:list text:style-name="LFO5" text:continue-numbering="true">
        <text:list-item>
          <text:p text:style-name="P64">Strength of<text:s/>culture can be defned in terms of the homogeneity and statibliy of group membership and the length and intensity of shared experiences of the group.</text:p>
        </text:list-item>
        <text:list-item>
          <text:p text:style-name="P65">If stable group has long varied intense history it will have storng culture, other group has had a constantly shifiting membership or has been together only for short time and has not faced difficult issues will by definition have weak culture</text:p>
        </text:list-item>
        <text:list-item>
          <text:p text:style-name="P66">Important to realise that cultural strength may or may not be correlated with effectiveness<text:s/></text:p>
        </text:list-item>
        <text:list-item>
          <text:p text:style-name="P67">The actual content of the<text:s/>culture and the degree to which its solutions fit the problems posed by the environment seem like the critical fvariable here, not strength</text:p>
        </text:list-item>
        <text:list-item>
          <text:p text:style-name="P68">Some of the cultural assumptions in an org can come from the occupational background of the members of the org. <text:s/>this makes it possible for several cultures to coexist in an org</text:p>
        </text:list-item>
      </text:list>
      <text:p text:style-name="P69">3. Invented, Discovered, or Developed</text:p>
      <text:list text:style-name="LFO6" text:continue-numbering="true">
        <text:list-item>
          <text:p text:style-name="P70">Cultural elements are defined as learned solutions to problems, concentrate on the nature of the learning mechanisms that are involved</text:p>
        </text:list-item>
        <text:list-item>
          <text:p text:style-name="P71">Structurally ther are<text:s/>two types of learning situation; 1-positive problem solving situations that produce positive or negative reinforcement in terms of whether the attempted solution works or not; and anxiety avoidance situations that produce positive or negative reinforcement in terms of whether the attempted solution does or doesn’t avoid anxiety</text:p>
        </text:list-item>
        <text:list-item>
          <text:p text:style-name="P72">In practice, tow types of situations are intertwined buy they are structurally different and thye must be distinguished</text:p>
        </text:list-item>
        <text:list-item>
          <text:p text:style-name="P73">In the positive problem solving situation, the group tries out various responses until something works, group will then continue to use this response until it ceases to work</text:p>
        </text:list-item>
        <text:list-item>
          <text:p text:style-name="P74">In anziety avoidance situation, once a response is learned because it successfully avoids anziety it is likely to be repeated<text:s/>indefinitely</text:p>
        </text:list-item>
        <text:list-item>
          <text:p text:style-name="P75">Human need for cognitive order and consistency which serves as the ultimate motivator for a common language and shared categories of perception and though</text:p>
        </text:list-item>
        <text:list-item>
          <text:p text:style-name="P76">Humans experience the anxiety associated with being exposed to hostile environmental conditons and to danger inherent in unstable relationships forcing groups to learn ways of coping with such external and internal problems</text:p>
        </text:list-item>
        <text:list-item>
          <text:p text:style-name="P77">Third source of anziety is associated with occupational roles such as coal mining</text:p>
        </text:list-item>
        <text:list-item>
          <text:p text:style-name="P78">In positive leaning sit one needs innovative sources to find a better solution to problem in anziety avoidance sit, one first finds the source of the anziety and shos the learner that it no longer exists or provide an alternative source of avoidance, either of these is difficult to do</text:p>
        </text:list-item>
        <text:list-item>
          <text:p text:style-name="P79">Cultural elemetns based on anx red will be more stalbe than those based on positive problem solving</text:p>
        </text:list-item>
        <text:list-item>
          <text:p text:style-name="P80">Solution process is an advocacy of certain ways of doing things that are then tried out and adopted or rejected</text:p>
        </text:list-item>
        <text:list-item>
          <text:p text:style-name="P81">Initially the founders have the most influence, but as group ages and acquires its own experinces its memebers will find their own solutions</text:p>
        </text:list-item>
        <text:list-item>
          <text:p text:style-name="P82">Result<text:s/>will be from interactive, shared experiences</text:p>
        </text:list-item>
        <text:list-item>
          <text:p text:style-name="P83">Crucial functions of leadership is to provide guidance at times when habitual ways of doing things no longer work or when a dramatic change in env requires new responses</text:p>
        </text:list-item>
        <text:list-item>
          <text:p text:style-name="P84">Leader must ensure invention of new and better solution but provide some security to help the group tolerate anziety of giving up old hatbits</text:p>
        </text:list-item>
      </text:list>
      <text:p text:style-name="P85">4. Problems of External Adaptation and Internal Integration</text:p>
      <text:list text:style-name="LFO7" text:continue-numbering="true">
        <text:list-item>
          <text:p text:style-name="P86">Useful to distinguish between two kinds of prolems; (1) those that deal with the group’s basic survival, which has been labelled the primary task, basic function or ultimate mission of the group; and those that deal with the groups ability to function as a group</text:p>
        </text:list-item>
        <text:list-item>
          <text:p text:style-name="P87">Distinguishes between the external system and the internal system and notes that the two are interdependent</text:p>
        </text:list-item>
      </text:list>
      <text:p text:style-name="P88">External Adaptation Problems</text:p>
      <text:list text:style-name="LFO8" text:continue-numbering="true">
        <text:list-item>
          <text:p text:style-name="P89">Ultimately determine the groups survival In the environment</text:p>
        </text:list-item>
        <text:list-item>
          <text:p text:style-name="P90">Part of groups env enacted but always will be elements of the environment that are beyond control of the group and will to a degree determine the fate of the group</text:p>
        </text:list-item>
        <text:list-item>
          <text:p text:style-name="P91">Problems of external adaptation and survival</text:p>
          <text:list text:continue-numbering="true">
            <text:list-item>
              <text:p text:style-name="P92">Strategy – developing consensus on primary task, core mission</text:p>
            </text:list-item>
            <text:list-item>
              <text:p text:style-name="P93">Goals – consensus on goals</text:p>
            </text:list-item>
            <text:list-item>
              <text:p text:style-name="P94">Means for accomplishing goals</text:p>
            </text:list-item>
            <text:list-item>
              <text:p text:style-name="P95">Measuring performance-criteria used</text:p>
            </text:list-item>
            <text:list-item>
              <text:p text:style-name="P96">Correction<text:s/><text:s/>- remedial or repair strategies as needed</text:p>
            </text:list-item>
          </text:list>
        </text:list-item>
        <text:list-item>
          <text:p text:style-name="P97">As org develops it may begin to modify its original assumptions</text:p>
        </text:list-item>
        <text:list-item>
          <text:p text:style-name="P98">For each stage of the problem solving cycle there will emerge solutions characteristic of that groups own history</text:p>
        </text:list-item>
      </text:list>
      <text:p text:style-name="P99">Internal Integration Problems</text:p>
      <text:list text:style-name="LFO9" text:continue-numbering="true">
        <text:list-item>
          <text:p text:style-name="P100">Org cannot survive if it cant manage itself as a group</text:p>
        </text:list-item>
        <text:list-item>
          <text:p text:style-name="P101">Problems of internal integration</text:p>
          <text:list text:continue-numbering="true">
            <text:list-item>
              <text:p text:style-name="P102">Language – common language and conceptual categories, communication is key</text:p>
            </text:list-item>
            <text:list-item>
              <text:p text:style-name="P103">Boundaries – group boundaries and criteria for inclusion and exclusion,<text:s/>who is in, who is out and by what crietria one determines membership</text:p>
            </text:list-item>
            <text:list-item>
              <text:p text:style-name="P104">Power and status – allocation of power</text:p>
            </text:list-item>
            <text:list-item>
              <text:p text:style-name="P105">Intimacy – intimacy, friendship and love, rules of relationshps</text:p>
            </text:list-item>
            <text:list-item>
              <text:p text:style-name="P106">Rewards and punishment – must know what its heroic and sinful behaviours are</text:p>
            </text:list-item>
            <text:list-item>
              <text:p text:style-name="P107">Ideology – every org faces unexplainable events that must be given meaning so that members can respons to them and avoid the anxiety of dealing with the unexplainable and uncontrollable</text:p>
            </text:list-item>
          </text:list>
        </text:list-item>
        <text:list-item>
          <text:p text:style-name="P108">Nature of solution varies from org to org</text:p>
        </text:list-item>
        <text:list-item>
          <text:p text:style-name="P109">Whether an org growth and evolution follwos an inherent evolutionary trend</text:p>
        </text:list-item>
        <text:list-item>
          <text:p text:style-name="P110">One should also study whether org cultures reflect in a patterned way the nature of the underlying tech, ago of org, size of org and nature of parent culture wihin which the org evolves</text:p>
        </text:list-item>
      </text:list>
      <text:p text:style-name="P111">5. Assumptions that work well enough to be considered valid</text:p>
      <text:list text:style-name="LFO10" text:continue-numbering="true">
        <text:list-item>
          <text:p text:style-name="P112">Culture is more of an ultimate outcome, based on repeated success and a gradual process or taking things for granted, makes the underlying assumptions virtually undicussable</text:p>
        </text:list-item>
        <text:list-item>
          <text:p text:style-name="P113">Ongoing evolutionary process does not change old habits<text:s/></text:p>
        </text:list-item>
      </text:list>
      <text:p text:style-name="P114">6. Taught to New Members</text:p>
      <text:list text:style-name="LFO11" text:continue-numbering="true">
        <text:list-item>
          <text:p text:style-name="P115">Culture must be taught to new members as it serves the function of stabilising the<text:s/>external and internal env of org</text:p>
        </text:list-item>
        <text:list-item>
          <text:p text:style-name="P116">For culture to serve its function it must be perceived as correct and valid</text:p>
        </text:list-item>
        <text:list-item>
          <text:p text:style-name="P117">It cant be overlooked tha new members bring new ideas and do produce culture change</text:p>
        </text:list-item>
        <text:list-item>
          <text:p text:style-name="P118">The process of passing on the culture provides an opportunity for testing, ratifying and reaffirming it, for both reasons the process of socialisation is strategically an important process to study if you want to decipher what the culture is and how it might change</text:p>
        </text:list-item>
      </text:list>
      <text:p text:style-name="P119">7. Perceive, Think And Feel</text:p>
      <text:list text:style-name="LFO12" text:continue-numbering="true">
        <text:list-item>
          <text:p text:style-name="P120">Culture is pervasive and ubiquitous</text:p>
        </text:list-item>
        <text:list-item>
          <text:p text:style-name="P121">The process of learning to mange the external and internal environment does involve all of ones cognitive and emotional elements</text:p>
        </text:list-item>
        <text:list-item>
          <text:p text:style-name="P122">As cultural learning progresses more and more of person responses will become involved</text:p>
        </text:list-item>
        <text:list-item>
          <text:p text:style-name="P123">Culture is manifested in overt behavirou but the idea of culture goes deeper than behaviour</text:p>
        </text:list-item>
        <text:list-item>
          <text:p text:style-name="P124">Behaviour <text:s/>is to a large extent a joint function of what the individual brings to the situation and how operating situational forces which to some degree are unpredicatalbe</text:p>
        </text:list-item>
      </text:list>
      <text:p text:style-name="P125">The Study or Organisation Culture and Its Implications</text:p>
      <text:list text:style-name="LFO13" text:continue-numbering="true">
        <text:list-item>
          <text:p text:style-name="P126">Orgs exist in a parent culture and much of what we find in them is derivative from the assumptions of the parent culture</text:p>
        </text:list-item>
        <text:list-item>
          <text:p text:style-name="P127">Problem of deciphering org culture is more a matter of surfacing asumptions</text:p>
        </text:list-item>
        <text:list-item>
          <text:p text:style-name="P128">How do we gather data nad decipher the paradigm? <text:s/>Four approaches that sould be used in combination with one another</text:p>
        </text:list-item>
        <text:list-item>
          <text:p text:style-name="P129"><text:span text:style-name="T130">1.</text:span><text:span text:style-name="T131">Analysing the process and content of socialisation of new members</text:span><text:span text:style-name="T132">. <text:s/></text:span><text:span text:style-name="T133">Interviewing socialisation agents can identify some of the important areas</text:span><text:span text:style-name="T134"><text:s/>of the culture.</text:span></text:p>
        </text:list-item>
        <text:list-item>
          <text:p text:style-name="P135"><text:span text:style-name="T136">2. Analysing responses to critical incidents in the orgs history. <text:s/></text:span><text:span text:style-name="T137">By constructing acareful org biography from documents, interviews and surveys of key present and pas members it is possible to identify the major periods of culture formation.</text:span></text:p>
        </text:list-item>
        <text:list-item>
          <text:p text:style-name="P138"><text:span text:style-name="T139">3. Analysing beliefs, values and assumptions of culture creator or carriers.</text:span><text:span text:style-name="T140"><text:s text:c="2"/></text:span><text:span text:style-name="T141">One should initially make an open ended chronology of each persons history in the org, hos goals, modes of action and assessment of outcomes.</text:span></text:p>
        </text:list-item>
        <text:list-item>
          <text:p text:style-name="P142"><text:span text:style-name="T143">4. Jointly exploring and analysing with insider the anomalies or puzzling features observed or uncovered in interviews. <text:s/></text:span><text:span text:style-name="T144">It is the joint inquiry that will hep to disclose basic assumptions and help determine how they may interrelate to form the cultural paradigm</text:span></text:p>
        </text:list-item>
        <text:list-item>
          <text:p text:style-name="P145"><text:span text:style-name="T146">insider must be a rep of the culture and must be interested in disclling his or her own basic assumptions to test whether they are in fact cultural prototypes.</text:span></text:p>
        </text:list-item>
        <text:list-item>
          <text:p text:style-name="P147"><text:span text:style-name="T148">First 3 methods mentioned should enhave and complement one antoher at least one of them should systematically cover all of the external adaptation and internal integration issues. <text:s/>Fourth method necessary to help insider surface his own cultural assumptions</text:span></text:p>
        </text:list-item>
      </text:list>
      <text:p text:style-name="P149">Implications for culture management and change</text:p>
      <text:list text:style-name="LFO14" text:continue-numbering="true">
        <text:list-item>
          <text:p text:style-name="P150">If we recognise org culture as a deep phenomenon what does this tell us about when and how to change or mange change?</text:p>
        </text:list-item>
        <text:list-item>
          <text:p text:style-name="P151">First, the evolutionary persepective draws our attention to the fact that the culture of a group may serve different functions at different times.</text:p>
        </text:list-item>
        <text:list-item>
          <text:p text:style-name="P152">When group is forming and growing culture is a glue, <text:s/>a source of identity and strength</text:p>
        </text:list-item>
        <text:list-item>
          <text:p text:style-name="P153">Culture changes that occur in a young org are clarification, articulation and elaboration.</text:p>
        </text:list-item>
        <text:list-item>
          <text:p text:style-name="P154">In org midlife, culture can be managed and changed but not without considering all the sources of stability which have been identified above</text:p>
        </text:list-item>
        <text:list-item>
          <text:p text:style-name="P155">Whether the org needs to enhace the diversity to reamin flexible in the face of env turtulence or to create a more homogenous strong culture becomes one of the toughest strategy decision <text:s/>mang confronts</text:p>
        </text:list-item>
        <text:list-item>
          <text:p text:style-name="P156">Org that have reached a stage of maturity or decline resulting from mature markets and products or from excessive internal stability and comfort that prevents innovation may need to change parts of their culture</text:p>
        </text:list-item>
        <text:list-item>
          <text:p text:style-name="P157">Change may not be possible without replacing the large numbers of people who wish to hold on to all of the original culture</text:p>
        </text:list-item>
        <text:list-item>
          <text:p text:style-name="P158">No single model of such change exists, managers may successfully orchestrate change though the use of a wide variety of techniques, from outright coercion at one extermate to subtle seduction though the intoducitno of new technology at the other extreme.</text:p>
        </text:list-item>
      </text:list>
      <text:p text:style-name="P159">Summary and Conclusions</text:p>
      <text:list text:style-name="LFO15" text:continue-numbering="true">
        <text:list-item>
          <text:p text:style-name="P160">Attempted to construct a formal definition of org culture that derives from a dynamic model of leaning and group dynamics</text:p>
        </text:list-item>
        <text:list-item>
          <text:p text:style-name="P161">Definitno hgihlights that culture; is always changing, tends to cover all aspects of human functioning, is larned around the major issues of external adaptation and internal integration, and is emboidembodied interrelated patterned set of basic assumption that deal with ultimate isues such as the nature of humanity, time spacetc</text:p>
        </text:list-item>
        <text:list-item>
          <text:p text:style-name="P162">To decipher we use the four methods, need to study a large number os orgs</text:p>
        </text:list-item>
        <text:list-item>
          <text:p text:style-name="P163">If studies show this model of cluture to be userful, one of the major implications will be that our theories of org change will have to give more attention to the opportunities and constraints that org culture provdeds.</text:p>
        </text:list-item>
        <text:list-item>
          <text:p text:style-name="P164"><text:bookmark-start text:name="_GoBack"/><text:bookmark-end text:name="_GoBack"/></text:p>
        </text:list-item>
      </text:list>
      <text:p text:style-name="P16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vid Weitbrecht</meta:initial-creator>
    <dc:creator>David Weitbrecht</dc:creator>
    <meta:creation-date>2014-11-09T18:05:00Z</meta:creation-date>
    <dc:date>2014-11-10T22:28:00Z</dc:date>
    <meta:template xlink:href="Normal" xlink:type="simple"/>
    <meta:editing-cycles>7</meta:editing-cycles>
    <meta:editing-duration>PT28020S</meta:editing-duration>
    <meta:document-statistic meta:page-count="1" meta:paragraph-count="30" meta:word-count="2265" meta:character-count="15150" meta:row-count="107" meta:non-whitespace-character-count="12915"/>
  </office:meta>
</office:document-meta>
</file>